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420b6" officeooo:paragraph-rsid="001420b6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420b6" officeooo:paragraph-rsid="001420b6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420b6" officeooo:paragraph-rsid="001420b6" style:font-size-asian="10.5pt" style:font-weight-asian="bold" style:font-size-complex="12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420b6" officeooo:paragraph-rsid="001a6afb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a6afb" officeooo:paragraph-rsid="001a6afb" style:font-size-asian="10.5pt" style:font-weight-asian="bold" style:font-size-complex="12pt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size="12pt" officeooo:paragraph-rsid="001aca80" style:font-size-asian="12pt" style:font-size-complex="12pt"/>
    </style:style>
    <style:style style:name="P7" style:family="paragraph" style:parent-style-name="Text_20_body">
      <style:paragraph-properties fo:text-align="start" style:justify-single-word="false"/>
      <style:text-properties style:font-name="Liberation Serif" fo:font-size="12pt" officeooo:paragraph-rsid="001aca80" style:font-size-asian="12pt" style:font-size-complex="12pt"/>
    </style:style>
    <style:style style:name="P8" style:family="paragraph" style:parent-style-name="Text_20_body">
      <style:paragraph-properties fo:text-align="start" style:justify-single-word="false"/>
      <style:text-properties officeooo:paragraph-rsid="001aca80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18b87f" officeooo:paragraph-rsid="0018b87f" style:text-blinking="false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6afb" officeooo:paragraph-rsid="001a6afb" style:font-size-asian="10.5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officeooo:rsid="0015e5f3" style:font-weight-asian="normal" style:font-weight-complex="normal"/>
    </style:style>
    <style:style style:name="T3" style:family="text">
      <style:text-properties style:text-underline-style="none" fo:font-weight="normal" officeooo:rsid="001a3c95" style:font-weight-asian="normal" style:font-weight-complex="normal"/>
    </style:style>
    <style:style style:name="T4" style:family="text">
      <style:text-properties style:text-underline-style="none" fo:font-weight="normal" officeooo:rsid="00154978" style:font-weight-asian="normal" style:font-weight-complex="normal"/>
    </style:style>
    <style:style style:name="T5" style:family="text">
      <style:text-properties officeooo:rsid="00166113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1a3c95" style:text-blinking="false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1a6afb" style:text-blinking="false" fo:background-color="transparent" loext:char-shading-value="0" style:font-weight-asian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1aca80" style:text-blinking="false" fo:background-color="transparent" loext:char-shading-value="0" style:font-weight-asian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18b87f" style:text-blinking="false" fo:background-color="transparent" loext:char-shading-value="0" style:font-weight-asian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1bb4a8" style:text-blinking="false" fo:background-color="transparent" loext:char-shading-value="0" style:font-weight-asian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1a3c95" style:text-blinking="false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1aca80" style:text-blinking="false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1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8b87f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1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a3c95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1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aca80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19" style:family="text">
      <style:text-properties style:font-name="Liberation Serif" style:text-underline-style="none" fo:font-weight="normal" officeooo:rsid="00166113" style:font-weight-asian="normal" style:font-weight-complex="normal"/>
    </style:style>
    <style:style style:name="T20" style:family="text">
      <style:text-properties style:font-name="Liberation Serif" style:text-underline-style="none" fo:font-weight="normal" officeooo:rsid="001a6afb" style:font-weight-asian="normal" style:font-weight-complex="normal"/>
    </style:style>
    <style:style style:name="T21" style:family="text">
      <style:text-properties style:font-name="Liberation Serif" style:text-underline-style="none" fo:font-weight="normal" officeooo:rsid="0015e5f3" style:font-weight-asian="normal" style:font-weight-complex="normal"/>
    </style:style>
    <style:style style:name="T22" style:family="text">
      <style:text-properties style:font-name="Liberation Serif" style:text-underline-style="none" fo:font-weight="normal" officeooo:rsid="001aca80" style:font-weight-asian="normal" style:font-weight-complex="normal"/>
    </style:style>
    <style:style style:name="T23" style:family="text">
      <style:text-properties style:font-name="Liberation Serif" style:text-underline-style="none" fo:font-weight="normal" officeooo:rsid="0016e483" style:font-weight-asian="normal" style:font-weight-complex="normal"/>
    </style:style>
    <style:style style:name="T24" style:family="text">
      <style:text-properties style:font-name="Liberation Serif" style:text-underline-style="none" fo:font-weight="normal" officeooo:rsid="001bb4a8" style:font-weight-asian="normal" style:font-weight-complex="normal"/>
    </style:style>
    <style:style style:name="T25" style:family="text">
      <style:text-properties style:font-name="Liberation Serif" style:text-underline-style="none" fo:font-weight="normal" style:font-size-asian="12pt" style:font-weight-asian="normal" style:font-weight-complex="normal"/>
    </style:style>
    <style:style style:name="T26" style:family="text">
      <style:text-properties style:font-name="Liberation Serif" style:text-underline-style="none" fo:font-weight="normal" officeooo:rsid="001a3c95" style:font-size-asian="12pt" style:font-weight-asian="normal" style:font-weight-complex="normal" loext:padding="0cm" loext:border="none"/>
    </style:style>
    <style:style style:name="T27" style:family="text">
      <style:text-properties style:font-name="Liberation Serif" style:text-underline-style="none" fo:font-weight="normal" style:font-size-asian="12pt" style:font-weight-asian="normal" style:font-weight-complex="normal" loext:padding="0cm" loext:border="none"/>
    </style:style>
    <style:style style:name="T28" style:family="text">
      <style:text-properties style:font-name="Liberation Serif" style:text-underline-style="none" fo:font-weight="normal" officeooo:rsid="001a6afb" style:font-size-asian="12pt" style:font-weight-asian="normal" style:font-weight-complex="normal"/>
    </style:style>
    <style:style style:name="T29" style:family="text">
      <style:text-properties style:font-name="Liberation Serif" fo:font-size="12pt" style:text-underline-style="none" fo:font-weight="normal" officeooo:rsid="001a6afb" style:font-size-asian="12pt" style:font-weight-asian="normal" style:font-size-complex="12pt" style:font-weight-complex="normal"/>
    </style:style>
    <style:style style:name="T30" style:family="text">
      <style:text-properties style:font-name="Liberation Serif" fo:font-size="12pt" style:text-underline-style="none" fo:font-weight="normal" officeooo:rsid="001a6afb" style:font-size-asian="12pt" style:font-weight-asian="normal" style:font-size-complex="12pt" style:font-weight-complex="normal" loext:padding="0cm" loext:border="none"/>
    </style:style>
    <style:style style:name="T31" style:family="text">
      <style:text-properties style:font-name="Liberation Serif" fo:font-size="12pt" style:text-underline-style="none" fo:font-weight="normal" officeooo:rsid="00166113" style:font-size-asian="12pt" style:font-weight-asian="normal" style:font-size-complex="12pt" style:font-weight-complex="normal"/>
    </style:style>
    <style:style style:name="T32" style:family="text">
      <style:text-properties style:font-name="Liberation Serif" fo:font-size="12pt" style:text-underline-style="none" fo:font-weight="normal" officeooo:rsid="00166113" style:font-size-asian="12pt" style:font-weight-asian="normal" style:font-size-complex="12pt" style:font-weight-complex="normal" loext:padding="0cm" loext:border="none"/>
    </style:style>
    <style:style style:name="T33" style:family="text">
      <style:text-properties style:font-name="Liberation Serif" fo:font-size="12pt" style:text-underline-style="none" fo:font-weight="normal" officeooo:rsid="0018b87f" style:font-size-asian="12pt" style:font-weight-asian="normal" style:font-size-complex="12pt" style:font-weight-complex="normal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-Commerce Application</text:p>
      <text:p text:style-name="P2"/>
      <text:p text:style-name="P2"><text:span text:style-name="T1">Objective:</text:span> An online platform where vendors can sell their products to potential customers.</text:p>
      <text:p text:style-name="P2"/>
      <text:p text:style-name="P3">Scope <text:span text:style-name="T5">&amp; Features:</text:span></text:p>
      <text:p text:style-name="P4"><text:span text:style-name="Strong_20_Emphasis"><text:span text:style-name="T26">1. </text:span></text:span><text:span text:style-name="Strong_20_Emphasis"><text:span text:style-name="T27">User Authentication and Authorization</text:span></text:span><text:span text:style-name="T25">: </text:span><text:span text:style-name="T28">A</text:span><text:span text:style-name="T25"> secure authentication system for users to register, log in, and manage their accounts. This could include features like password reset, email verification, and two-factor authentication.</text:span></text:p>
      <text:p text:style-name="P7"><text:span text:style-name="T3">2. </text:span><text:span text:style-name="T4"><text:s/>Users can choose items in their cart and order them from any vendor</text:span></text:p>
      <text:p text:style-name="P7"><text:span text:style-name="T3">3</text:span><text:span text:style-name="T4">. </text:span><text:span text:style-name="T2">Vendors can add products in specific subcategory</text:span></text:p>
      <text:p text:style-name="P6"><text:span text:style-name="T20">4</text:span><text:span text:style-name="T21">. </text:span><text:span text:style-name="T19">Pagination for all customers, </text:span><text:span text:style-name="T20">vendors</text:span><text:span text:style-name="T19"> and orders search</text:span></text:p>
      <text:p text:style-name="P8"><text:span text:style-name="T29">5</text:span><text:span text:style-name="T31">. </text:span><text:span text:style-name="Strong_20_Emphasis"><text:span text:style-name="T32">Search and Filtering:</text:span></text:span><text:span text:style-name="Strong_20_Emphasis"><text:span text:style-name="T33"> </text:span></text:span><text:span text:style-name="Strong_20_Emphasis"><text:span text:style-name="T30">A </text:span></text:span><text:span text:style-name="Strong_20_Emphasis"><text:span text:style-name="T16">powerful search and filtering system that allows users to easily find products based on various criteria such as price range, brand, category, </text:span></text:span><text:span text:style-name="Strong_20_Emphasis"><text:span text:style-name="T17">subcategory</text:span></text:span><text:span text:style-name="Strong_20_Emphasis"><text:span text:style-name="T16"> and user ratings</text:span></text:span></text:p>
      <text:p text:style-name="P8"><text:span text:style-name="Strong_20_Emphasis"><text:span text:style-name="T18">6. Queueing mechanism to handle high demand, high traffic situations at peak hours when more users are buying limited products using RabbitMQ</text:span></text:span></text:p>
      <text:p text:style-name="P6"><text:span text:style-name="T22">7*</text:span><text:span text:style-name="T19"> </text:span><text:span text:style-name="T23">Personalized product recommendations – Depending on user’s behaviour and purchase history – </text:span><text:span text:style-name="T24">Later on</text:span></text:p>
      <text:p text:style-name="P6"><text:span text:style-name="T22">8</text:span><text:span text:style-name="T23">. </text:span><text:span text:style-name="T20">Add t</text:span><text:span text:style-name="T23">rending products </text:span><text:span text:style-name="T6">of each category </text:span><text:span text:style-name="T8">at the moment </text:span><text:span text:style-name="T11">with a background worker</text:span></text:p>
      <text:p text:style-name="P6"><text:span text:style-name="T9">9</text:span><text:span text:style-name="T10">. Sending emails for customers </text:span><text:span text:style-name="T8">after a payment</text:span><text:span text:style-name="T10"> </text:span><text:span text:style-name="T8">and product</text:span><text:span text:style-name="T10"> using concurrency</text:span></text:p>
      <text:p text:style-name="P6"><text:span text:style-name="T9">10</text:span><text:span text:style-name="T10">. </text:span><text:span text:style-name="T6">Admins who are authorised to add/delete/edit items, remove users</text:span></text:p>
      <text:p text:style-name="P6"><text:span text:style-name="T7">1</text:span><text:span text:style-name="T9">1*</text:span><text:span text:style-name="T10"> </text:span><text:span text:style-name="T6">Have coupon codes for specific items that can be added which is valid for particular interval of time only at time – </text:span><text:span text:style-name="T11">Not at the moment</text:span></text:p>
      <text:p text:style-name="P8"><text:span text:style-name="Strong_20_Emphasis"><text:span text:style-name="T13">1</text:span></text:span><text:span text:style-name="Strong_20_Emphasis"><text:span text:style-name="T14">2</text:span></text:span><text:span text:style-name="Strong_20_Emphasis"><text:span text:style-name="T13">. </text:span></text:span><text:span text:style-name="Strong_20_Emphasis"><text:span text:style-name="T15">Product Reviews and Ratings</text:span></text:span><text:span text:style-name="T12">: Allow users to leave reviews and ratings for products they've purchased. This can help other users make informed decisions and build trust in the platform.</text:span></text:p>
      <text:p text:style-name="P9"/>
      <text:p text:style-name="P10">Setup github Actions and Docker(if possible)</text:p>
      <text:p text:style-name="P10"/>
      <text:p text:style-name="P10"/>
      <text:p text:style-name="P5">High Level Design:</text:p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0T16:02:47.731692874</meta:creation-date>
    <dc:date>2024-04-21T20:24:28.368096539</dc:date>
    <meta:editing-duration>PT8M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247" meta:character-count="1595" meta:non-whitespace-character-count="1361"/>
  </office:meta>
</office:document-meta>
</file>